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15cb7" officeooo:paragraph-rsid="00115cb7"/>
    </style:style>
    <style:style style:name="P2" style:family="paragraph" style:parent-style-name="Standard">
      <style:paragraph-properties fo:text-align="start" style:justify-single-word="false"/>
      <style:text-properties officeooo:rsid="00115cb7" officeooo:paragraph-rsid="00115cb7"/>
    </style:style>
    <style:style style:name="P3" style:family="paragraph" style:parent-style-name="Standard">
      <style:paragraph-properties fo:text-align="start" style:justify-single-word="false"/>
      <style:text-properties officeooo:rsid="00115cb7" officeooo:paragraph-rsid="001253d0"/>
    </style:style>
    <style:style style:name="P4" style:family="paragraph" style:parent-style-name="Standard">
      <style:paragraph-properties fo:text-align="start" style:justify-single-word="false"/>
      <style:text-properties officeooo:rsid="0014380b" officeooo:paragraph-rsid="0014380b"/>
    </style:style>
    <style:style style:name="P5" style:family="paragraph" style:parent-style-name="Standard">
      <style:paragraph-properties fo:text-align="start" style:justify-single-word="false"/>
      <style:text-properties officeooo:rsid="0014380b" officeooo:paragraph-rsid="0014e43b"/>
    </style:style>
    <style:style style:name="P6" style:family="paragraph" style:parent-style-name="Standard">
      <style:paragraph-properties fo:text-align="start" style:justify-single-word="false"/>
      <style:text-properties officeooo:rsid="0014380b" officeooo:paragraph-rsid="0016650f"/>
    </style:style>
    <style:style style:name="P7" style:family="paragraph" style:parent-style-name="Standard">
      <style:paragraph-properties fo:text-align="start" style:justify-single-word="false"/>
      <style:text-properties officeooo:rsid="0014e43b" officeooo:paragraph-rsid="0014e43b"/>
    </style:style>
    <style:style style:name="P8" style:family="paragraph" style:parent-style-name="Standard">
      <style:paragraph-properties fo:text-align="start" style:justify-single-word="false"/>
      <style:text-properties officeooo:rsid="0016650f" officeooo:paragraph-rsid="0016650f"/>
    </style:style>
    <style:style style:name="P9" style:family="paragraph" style:parent-style-name="Standard">
      <style:paragraph-properties fo:text-align="start" style:justify-single-word="false"/>
      <style:text-properties officeooo:rsid="0016fd99" officeooo:paragraph-rsid="0016fd99"/>
    </style:style>
    <style:style style:name="P10" style:family="paragraph" style:parent-style-name="Standard">
      <style:paragraph-properties fo:text-align="start" style:justify-single-word="false"/>
      <style:text-properties officeooo:rsid="0016fd99" officeooo:paragraph-rsid="001a16d7"/>
    </style:style>
    <style:style style:name="P11" style:family="paragraph" style:parent-style-name="Standard">
      <style:paragraph-properties fo:text-align="start" style:justify-single-word="false"/>
      <style:text-properties officeooo:rsid="00181132" officeooo:paragraph-rsid="00181132"/>
    </style:style>
    <style:style style:name="P12" style:family="paragraph" style:parent-style-name="Standard">
      <style:paragraph-properties fo:text-align="start" style:justify-single-word="false"/>
      <style:text-properties officeooo:rsid="001a16d7" officeooo:paragraph-rsid="001a16d7"/>
    </style:style>
    <style:style style:name="P13" style:family="paragraph" style:parent-style-name="Standard">
      <style:paragraph-properties fo:text-align="start" style:justify-single-word="false"/>
      <style:text-properties officeooo:rsid="001becb2" officeooo:paragraph-rsid="001becb2"/>
    </style:style>
    <style:style style:name="P14" style:family="paragraph" style:parent-style-name="Standard">
      <style:paragraph-properties fo:text-align="center" style:justify-single-word="false"/>
      <style:text-properties fo:color="#8f187c" officeooo:rsid="00115cb7" officeooo:paragraph-rsid="00115cb7"/>
    </style:style>
    <style:style style:name="P15" style:family="paragraph" style:parent-style-name="Standard">
      <style:paragraph-properties fo:text-align="start" style:justify-single-word="false"/>
      <style:text-properties fo:color="#00599d" officeooo:rsid="00115cb7" officeooo:paragraph-rsid="00115cb7"/>
    </style:style>
    <style:style style:name="P16" style:family="paragraph" style:parent-style-name="Standard">
      <style:paragraph-properties fo:text-align="start" style:justify-single-word="false"/>
      <style:text-properties fo:color="#ed1c24" officeooo:rsid="001253d0" officeooo:paragraph-rsid="001253d0"/>
    </style:style>
    <style:style style:name="P17" style:family="paragraph" style:parent-style-name="Standard">
      <style:paragraph-properties fo:text-align="start" style:justify-single-word="false"/>
      <style:text-properties officeooo:rsid="0014e43b" officeooo:paragraph-rsid="0014e43b"/>
    </style:style>
    <style:style style:name="P18" style:family="paragraph" style:parent-style-name="Standard">
      <style:paragraph-properties fo:text-align="start" style:justify-single-word="false"/>
      <style:text-properties fo:color="#000000" officeooo:rsid="0016650f" officeooo:paragraph-rsid="0016650f"/>
    </style:style>
    <style:style style:name="P19" style:family="paragraph" style:parent-style-name="Standard">
      <style:paragraph-properties fo:text-align="start" style:justify-single-word="false"/>
      <style:text-properties fo:color="#000000" officeooo:rsid="001cf5bc" officeooo:paragraph-rsid="001cf5bc"/>
    </style:style>
    <style:style style:name="P20" style:family="paragraph" style:parent-style-name="Standard">
      <style:paragraph-properties fo:text-align="start" style:justify-single-word="false"/>
      <style:text-properties fo:color="#000000" officeooo:rsid="001cf5bc" officeooo:paragraph-rsid="001e8cb4"/>
    </style:style>
    <style:style style:name="P21" style:family="paragraph" style:parent-style-name="Standard">
      <style:paragraph-properties fo:text-align="start" style:justify-single-word="false"/>
      <style:text-properties fo:color="#000000" officeooo:rsid="001e8cb4" officeooo:paragraph-rsid="001e8cb4"/>
    </style:style>
    <style:style style:name="P22" style:family="paragraph" style:parent-style-name="Standard">
      <style:paragraph-properties fo:text-align="start" style:justify-single-word="false"/>
      <style:text-properties fo:color="#000000" officeooo:rsid="001fe16c" officeooo:paragraph-rsid="001fe16c"/>
    </style:style>
    <style:style style:name="P23" style:family="paragraph" style:parent-style-name="Standard" style:list-style-name="L1">
      <style:paragraph-properties fo:text-align="start" style:justify-single-word="false"/>
      <style:text-properties officeooo:rsid="00181132" officeooo:paragraph-rsid="00181132"/>
    </style:style>
    <style:style style:name="P24" style:family="paragraph" style:parent-style-name="Standard">
      <style:paragraph-properties fo:text-align="start" style:justify-single-word="false"/>
      <style:text-properties officeooo:rsid="001becb2" officeooo:paragraph-rsid="001becb2"/>
    </style:style>
    <style:style style:name="P25" style:family="paragraph" style:parent-style-name="Standard">
      <style:paragraph-properties fo:text-align="center" style:justify-single-word="false"/>
      <style:text-properties officeooo:rsid="001becb2" officeooo:paragraph-rsid="001becb2"/>
    </style:style>
    <style:style style:name="P26" style:family="paragraph" style:parent-style-name="Standard">
      <style:paragraph-properties fo:text-align="center" style:justify-single-word="false"/>
      <style:text-properties officeooo:rsid="001fe16c" officeooo:paragraph-rsid="001fe16c"/>
    </style:style>
    <style:style style:name="P27" style:family="paragraph" style:parent-style-name="Standard">
      <style:paragraph-properties fo:text-align="center" style:justify-single-word="false"/>
      <style:text-properties fo:color="#a3238e" officeooo:rsid="001fe16c" officeooo:paragraph-rsid="001fe16c"/>
    </style:style>
    <style:style style:name="P28" style:family="paragraph" style:parent-style-name="Standard">
      <style:paragraph-properties fo:text-align="start" style:justify-single-word="false"/>
      <style:text-properties fo:color="#a3238e" officeooo:rsid="001fe16c" officeooo:paragraph-rsid="001fe16c"/>
    </style:style>
    <style:style style:name="P29" style:family="paragraph" style:parent-style-name="Standard">
      <style:paragraph-properties fo:text-align="start" style:justify-single-word="false"/>
      <style:text-properties officeooo:rsid="002075ae" officeooo:paragraph-rsid="002075ae"/>
    </style:style>
    <style:style style:name="P30" style:family="paragraph" style:parent-style-name="Standard">
      <style:paragraph-properties fo:text-align="start" style:justify-single-word="false"/>
      <style:text-properties officeooo:rsid="0016fd99" officeooo:paragraph-rsid="0016fd99"/>
    </style:style>
    <style:style style:name="P31" style:family="paragraph" style:parent-style-name="Standard">
      <style:paragraph-properties fo:text-align="start" style:justify-single-word="false"/>
      <style:text-properties officeooo:rsid="0016fd99" officeooo:paragraph-rsid="002075ae"/>
    </style:style>
    <style:style style:name="T1" style:family="text">
      <style:text-properties officeooo:rsid="001253d0"/>
    </style:style>
    <style:style style:name="T2" style:family="text">
      <style:text-properties fo:color="#21409a"/>
    </style:style>
    <style:style style:name="T3" style:family="text">
      <style:text-properties fo:color="#21409a" officeooo:rsid="001253d0"/>
    </style:style>
    <style:style style:name="T4" style:family="text">
      <style:text-properties fo:color="#21409a" officeooo:rsid="0014380b"/>
    </style:style>
    <style:style style:name="T5" style:family="text">
      <style:text-properties fo:color="#21409a" officeooo:rsid="0016650f"/>
    </style:style>
    <style:style style:name="T6" style:family="text">
      <style:text-properties fo:color="#ed1c24"/>
    </style:style>
    <style:style style:name="T7" style:family="text">
      <style:text-properties fo:color="#ed1c24" officeooo:rsid="001253d0"/>
    </style:style>
    <style:style style:name="T8" style:family="text">
      <style:text-properties fo:color="#ed1c24" officeooo:rsid="0014e43b"/>
    </style:style>
    <style:style style:name="T9" style:family="text">
      <style:text-properties fo:color="#ed1c24" officeooo:rsid="0016650f"/>
    </style:style>
    <style:style style:name="T10" style:family="text">
      <style:text-properties officeooo:rsid="0014380b"/>
    </style:style>
    <style:style style:name="T11" style:family="text">
      <style:text-properties officeooo:rsid="0014e43b"/>
    </style:style>
    <style:style style:name="T12" style:family="text">
      <style:text-properties officeooo:rsid="0016650f"/>
    </style:style>
    <style:style style:name="T13" style:family="text">
      <style:text-properties officeooo:rsid="0016fd99"/>
    </style:style>
    <style:style style:name="T14" style:family="text">
      <style:text-properties fo:color="#000000" officeooo:rsid="0016650f"/>
    </style:style>
    <style:style style:name="T15" style:family="text">
      <style:text-properties officeooo:rsid="00181132"/>
    </style:style>
    <style:style style:name="T16" style:family="text">
      <style:text-properties fo:font-style="normal" style:font-style-asian="normal" style:font-style-complex="normal"/>
    </style:style>
    <style:style style:name="T1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8" style:family="text">
      <style:text-properties officeooo:rsid="001a16d7"/>
    </style:style>
    <style:style style:name="T19" style:family="text">
      <style:text-properties officeooo:rsid="001becb2"/>
    </style:style>
    <style:style style:name="T20" style:family="text">
      <style:text-properties fo:color="#8f187c"/>
    </style:style>
    <style:style style:name="T21" style:family="text">
      <style:text-properties style:text-underline-style="solid" style:text-underline-width="auto" style:text-underline-color="font-color"/>
    </style:style>
    <style:style style:name="T22" style:family="text">
      <style:text-properties style:text-underline-style="none"/>
    </style:style>
    <style:style style:name="T23" style:family="text">
      <style:text-properties style:text-underline-style="none" officeooo:rsid="001e8cb4"/>
    </style:style>
    <style:style style:name="T24" style:family="text">
      <style:text-properties style:text-underline-style="none" officeooo:rsid="001fe16c"/>
    </style:style>
    <style:style style:name="T25" style:family="text">
      <style:text-properties officeooo:rsid="002075a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READ.TXT</text:p>
      <text:p text:style-name="P1"/>
      <text:p text:style-name="P1"/>
      <text:p text:style-name="P1"/>
      <text:p text:style-name="P2">Donc au moment j’écris ce truc y’a 5 modules qui sont en développement, petit sommaire :</text:p>
      <text:p text:style-name="P2">-<text:span text:style-name="T20">Classes_Monstre_Perso_Item_Armes</text:span> <text:span text:style-name="T19">pages 0 à 4</text:span></text:p>
      <text:p text:style-name="P2">-<text:span text:style-name="T20">Fonction_de_sauvegarde</text:span> <text:span text:style-name="T19">pages 4 à x</text:span></text:p>
      <text:p text:style-name="P2">-<text:span text:style-name="T20">Fonction_de_chargement</text:span> <text:span text:style-name="T19">pages x à x</text:span></text:p>
      <text:p text:style-name="P2">-<text:span text:style-name="T20">Fonction_de_menu</text:span> <text:span text:style-name="T19">pages x à x</text:span></text:p>
      <text:p text:style-name="P2">-<text:span text:style-name="T20">Fonction_concernant_le_mode_AVENTURE</text:span> <text:span text:style-name="T19">pages x à x</text:span></text:p>
      <text:p text:style-name="P2">-<text:span text:style-name="T19">Checklist de truc à faire pages x à x</text:span></text:p>
      <text:p text:style-name="P2"/>
      <text:p text:style-name="P2"/>
      <text:p text:style-name="P2">Du coup bah je vais expliquer ce qu’elles font et ce que l’on peut faire avec dans ce doc.</text:p>
      <text:p text:style-name="P13">On commence avec les classes : </text:p>
      <text:p text:style-name="P15"/>
      <text:p text:style-name="P14">1) Classes_Monstre_Perso_Item_Armes :</text:p>
      <text:p text:style-name="P2">Alors ça c’est le module le plus important, c’est genre les racines de l’arbre t’as vu, dedans y’a les définitions de toutes les classes dans le titre (donc définition = méthodes disponible, héritage, comment les utiliser, toussa toussa.)</text:p>
      <text:p text:style-name="P2"/>
      <text:p text:style-name="P7">Je vais le dire ici mais si vous voulez pas savoir exactement tout ce qu’il se passe c’est pas la peine de le lire : </text:p>
      <text:p text:style-name="P7">on a certains héritages entre les classes pour corriger des bugs (par exemple utiliser un item)</text:p>
      <text:p text:style-name="P8">ce qui fait qu’on peut utiliser certaines méthodes sur certaines classes du coup je préviens ici parce que ça peut peut être faire de la merde (genre imagine tu missclick et ton perso boit sa hache ou s’équipe avec une potion de soin au niveau des bottes)</text:p>
      <text:p text:style-name="P8">donc en gros ça donne ça :</text:p>
      <text:p text:style-name="P8"><text:span text:style-name="T20">PERSO</text:span> → c’est la classe mère, du coup on va dire qu’elle hérite de rien (pour l’instant)</text:p>
      <text:p text:style-name="P8"><text:span text:style-name="T20">CONSOMMABLE() </text:span>→ <text:span text:style-name="T20">Perso</text:span></text:p>
      <text:p text:style-name="P8"><text:span text:style-name="T20">ARMES()</text:span> → <text:span text:style-name="T20">Consommable</text:span> → <text:span text:style-name="T20">Perso</text:span></text:p>
      <text:p text:style-name="P8"><text:span text:style-name="T20">MONSTRES()</text:span> → indéterminé, sais pas si il faut qu’on le fasse hériter ou pas.</text:p>
      <text:p text:style-name="P2">On a 4 classes (pour l’instant) qui vont être détaillées incéssement sous peu : </text:p>
      <text:p text:style-name="P2"><text:tab/>a) P<text:span text:style-name="T10">erso</text:span> : Dedans il y’a des méthodes pour </text:p>
      <text:p text:style-name="P2"><text:tab/><text:tab/>-<text:span text:style-name="T2">Créer un perso</text:span></text:p>
      <text:p text:style-name="P2"><text:tab/><text:tab/>-<text:span text:style-name="T2">Voir l’inventaire</text:span></text:p>
      <text:p text:style-name="P2"><text:tab/><text:tab/>-<text:span text:style-name="T2">Voir </text:span><text:span text:style-name="T3">l’équipement</text:span></text:p>
      <text:p text:style-name="P2"><text:tab/><text:tab/>-<text:span text:style-name="T2">Voir des info banales sur son perso (stats,classe,niveau,xp,$$ ,etc...)</text:span></text:p>
      <text:p text:style-name="P2"><text:tab/><text:tab/>-<text:span text:style-name="T2">Créer les stats de son perso</text:span></text:p>
      <text:p text:style-name="P2"><text:tab/><text:tab/>-<text:span text:style-name="T2">Nommer la classe de son perso</text:span></text:p>
      <text:p text:style-name="P2"><text:tab/><text:tab/>-<text:span text:style-name="T3">Se déséquiper</text:span></text:p>
      <text:p text:style-name="P2"><text:tab/><text:tab/>-<text:span text:style-name="T3">S’équiper</text:span></text:p>
      <text:p text:style-name="P2"><text:tab/><text:tab/>-<text:span text:style-name="T3">Jeter un item</text:span></text:p>
      <text:p text:style-name="P2"><text:tab/><text:tab/>-<text:span text:style-name="T3">Ajouter un item à l’inventaire</text:span></text:p>
      <text:p text:style-name="P2"><text:tab/><text:span text:style-name="T1">Vous vous demandez comment on utilise toutes ces superbes méthodes, c’est très simple : </text:span></text:p>
      <text:p text:style-name="P3"><text:tab/><text:tab/>-<text:span text:style-name="T2">Créer un perso</text:span> : <text:s/><text:span text:style-name="T1">F</text:span>aut juste dire a = <text:span text:style-name="T6">Perso(nomduperso)</text:span> <text:span text:style-name="T1">et le perso aura 2 main de <text:tab/><text:tab/><text:tab/><text:tab/>l’argent, une barre d’xp un niveau et tout plein de trucs mais pas <text:tab/><text:tab/><text:tab/><text:tab/><text:tab/>encore de stats</text:span></text:p>
      <text:p text:style-name="P3"/>
      <text:p text:style-name="P3"><text:tab/><text:tab/>-<text:span text:style-name="T2">Voir l’inventaire</text:span> : <text:s/><text:span text:style-name="T1">Faut juste appliquer la méthode </text:span><text:span text:style-name="T7">show_inventory()</text:span><text:span text:style-name="T1"> sur un perso et <text:tab/><text:tab/><text:tab/><text:tab/>ça fait un joli affichage</text:span></text:p>
      <text:p text:style-name="P3"/>
      <text:p text:style-name="P3"><text:soft-page-break/><text:tab/><text:tab/>-<text:span text:style-name="T2">Voir </text:span><text:span text:style-name="T3">l’équipement </text:span><text:span text:style-name="T1">: <text:s/>Faut juste appliquer la méthode </text:span><text:span text:style-name="T7">show_equippement()</text:span><text:span text:style-name="T1"> sur un <text:tab/><text:tab/><text:tab/><text:tab/>perso et ça fait un joli affichage</text:span></text:p>
      <text:p text:style-name="P3"/>
      <text:p text:style-name="P3"><text:tab/><text:tab/>-<text:span text:style-name="T2">Voir des info banales </text:span>: <text:span text:style-name="T1">Faut le faire sur un perso « fini », qui contient des stats et <text:tab/><text:tab/><text:tab/><text:tab/>nom de classe, la méthode c’est </text:span><text:span text:style-name="T7">show()</text:span></text:p>
      <text:p text:style-name="P16"/>
      <text:p text:style-name="P3"><text:tab/><text:tab/>-<text:span text:style-name="T3">C</text:span><text:span text:style-name="T2">réer les stats de son perso</text:span> : <text:span text:style-name="T1">une fois que le perso est crée on le complète avec la <text:tab/><text:tab/><text:tab/><text:tab/>méthode </text:span><text:span text:style-name="T7">def_stats(qui contient les valeurs (en entiers) qui iront dans le <text:tab/><text:tab/><text:tab/><text:tab/>dico stat)</text:span></text:p>
      <text:p text:style-name="P16"/>
      <text:p text:style-name="P3"><text:tab/><text:tab/>-<text:span text:style-name="T2">Nommer la classe de son perso</text:span> : <text:span text:style-name="T1">faut juste utiliser </text:span><text:span text:style-name="T7">def_classe(nom de la classe)</text:span></text:p>
      <text:p text:style-name="P16"/>
      <text:p text:style-name="P3"><text:tab/><text:tab/>-<text:span text:style-name="T3">Se déséquiper :</text:span><text:span text:style-name="T1"> </text:span><text:span text:style-name="T7">desequip(arme) </text:span><text:span text:style-name="T1">ça va prendre l’arme et l’enlever de la partie <text:tab/><text:tab/><text:tab/><text:tab/>équipement pour la placer dans l’inventaire, ça libère les mains qui étaient <text:tab/><text:tab/><text:tab/>prises.</text:span></text:p>
      <text:p text:style-name="P3"/>
      <text:p text:style-name="P3"><text:tab/><text:tab/>-<text:span text:style-name="T3">S’équiper :</text:span><text:span text:style-name="T1"> </text:span><text:span text:style-name="T7">equip(arme) </text:span><text:span text:style-name="T1">ça prend un objet de l’inventaire et ça le met dans la partie <text:tab/><text:tab/><text:tab/>équipement si le joueur a encore des mains libres</text:span></text:p>
      <text:p text:style-name="P3"><text:tab/></text:p>
      <text:p text:style-name="P3"><text:tab/><text:tab/>-<text:span text:style-name="T3">Jeter un item </text:span><text:span text:style-name="T1">: </text:span><text:span text:style-name="T7">jeter_item(item)</text:span><text:span text:style-name="T1"> ça supprime de l’inventaire (à la fois la clé et la <text:tab/><text:tab/><text:tab/><text:tab/>valeur)</text:span></text:p>
      <text:p text:style-name="P3"/>
      <text:p text:style-name="P3"><text:tab/><text:tab/>-<text:span text:style-name="T3">Ajouter un item à l’inventaire </text:span><text:span text:style-name="T1">: </text:span><text:span text:style-name="T7">addToInventory(Item, quantité)</text:span><text:span text:style-name="T1"> ça va ajouter <text:tab/><text:tab/><text:tab/><text:tab/>quantité fois dans l’inventaire l’item item.</text:span></text:p>
      <text:p text:style-name="P3"/>
      <text:p text:style-name="P4">Eheh on a déjà pas mal bossé sur une seule classe, et il en reste encore 3 c:</text:p>
      <text:p text:style-name="P4"/>
      <text:p text:style-name="P4"><text:tab/>b) Consommable : </text:p>
      <text:p text:style-name="P9">Petite parenthèse un consommable « fini » ça va contenir plein de valeurs : </text:p>
      <text:p text:style-name="P9"/>
      <text:p text:style-name="P9"><text:span text:style-name="T2">Nom </text:span>= Le nom...</text:p>
      <text:p text:style-name="P9"><text:span text:style-name="T2">Cout </text:span>= son prix en boutique et son prix de revente (la moitié du prix en boutique, donc cout/2)</text:p>
      <text:p text:style-name="P9"><text:span text:style-name="T2">Description </text:span>= Si on veut faire des easter eggs t’as vu, plus généralement ça dit que la potion rouge <text:tab/>et bah elle te donne +2 en charisme et la puissance d’un taureau.</text:p>
      <text:p text:style-name="P9"><text:span text:style-name="T2">Applications </text:span>= C’est la partie technique de la potion : c’est un dico, qui contient les stats qui vont <text:tab/>être changées et COMMENT elles vont l’êtres si l’item est utilisé, exemple, une potion <text:tab/>rouge ça donnerait application = {charisme : 2, puissance : Taureau} #alors oui taureau ne <text:tab/>veut rien dire, et il n’y a pas de stats puissance mais c’est un exemple.</text:p>
      <text:p text:style-name="P9"/>
      <text:p text:style-name="P9">Avec tout ce que contient le module on peut faire ça : </text:p>
      <text:p text:style-name="P9"><text:span text:style-name="T10"><text:tab/><text:tab/>-</text:span><text:span text:style-name="T4">Créer un item</text:span><text:span text:style-name="T10"> </text:span></text:p>
      <text:p text:style-name="P4"><text:tab/><text:tab/>-<text:span text:style-name="T2">Utiliser un item </text:span></text:p>
      <text:p text:style-name="P4"><text:tab/><text:tab/>-<text:span text:style-name="T2">Voir les détails d’un item</text:span></text:p>
      <text:p text:style-name="P4"><text:tab/><text:tab/>-<text:span text:style-name="T2">Voir d’une façon spéciale un item (c’est pas du tout pour les joueurs;) )</text:span></text:p>
      <text:p text:style-name="P4"><text:tab/><text:tab/>-<text:span text:style-name="T2">Créer un item avec une fonction</text:span></text:p>
      <text:p text:style-name="P4"><text:tab/>Bon ça va aller plus vite que là haut, mais je vais quand même expliquer : </text:p>
      <text:p text:style-name="P5"><text:tab/><text:tab/>-<text:span text:style-name="T2">Créer un item</text:span> : <text:span text:style-name="T11">faut juste taper a = </text:span><text:span text:style-name="T8">Consommable(nom,cout,description,application)</text:span></text:p>
      <text:p text:style-name="P5"/>
      <text:p text:style-name="P5"><text:tab/><text:tab/>-<text:span text:style-name="T2">Utiliser un item</text:span> : <text:span text:style-name="T11">C’est une méthode qu’on applique à un item et ou l’on entre en <text:tab/><text:tab/><text:tab/>paramètre le perso : </text:span><text:span text:style-name="T8">utiliser(perso)</text:span> </text:p>
      <text:p text:style-name="P5"/>
      <text:p text:style-name="P5"><text:tab/><text:tab/>-V<text:span text:style-name="T2">oir les détails d’un item</text:span> : <text:span text:style-name="T11">Comme pour Perso, la méthode c’est </text:span><text:span text:style-name="T8">show()</text:span></text:p>
      <text:p text:style-name="P5"><text:soft-page-break/></text:p>
      <text:p text:style-name="P5"><text:tab/><text:tab/>-<text:span text:style-name="T2">Voir d’une façon spéciale un item</text:span> : <text:span text:style-name="T11">on applique</text:span> <text:span text:style-name="T8">spécialshow()</text:span><text:span text:style-name="T11"> sur l’item ciblé et ça <text:tab/><text:tab/><text:tab/>renvoi un truc spécial parce que ça sert à enregistrer l’item (donc on s’en fout <text:tab/><text:tab/><text:tab/>au niveau gameplay c’est plus technique)</text:span></text:p>
      <text:p text:style-name="P5"/>
      <text:p text:style-name="P5"><text:tab/><text:tab/>-<text:span text:style-name="T2">Créer un item avec une fonction</text:span> : <text:span text:style-name="T11">Pareil que précedemment c’est purement <text:tab/><text:tab/><text:tab/><text:tab/>technique et ça a servit à contrecarrer un vieux bug des familles (ou des mif <text:tab/><text:tab/><text:tab/>pour certains), c’est une fonction à part entière (PAS UNE METHODE) et <text:tab/><text:tab/><text:tab/>elle s’utilise comme ça : </text:span><text:span text:style-name="T8">create_item(nom,cout,description,application)</text:span><text:span text:style-name="T11"> (en <text:tab/><text:tab/><text:tab/>gros elle refait ce que fait le __init_₎</text:span></text:p>
      <text:p text:style-name="P5"/>
      <text:p text:style-name="P8">On passe à l’avant dernier : <text:span text:style-name="T15">L</text:span>es armes</text:p>
      <text:p text:style-name="P11">Une arme ça possède des caractéristiques sympas voici : </text:p>
      <text:p text:style-name="P11"><text:span text:style-name="T2">Nom</text:span> = Déjà vu</text:p>
      <text:p text:style-name="P11"><text:span text:style-name="T2">Cout</text:span> = Déjà vu</text:p>
      <text:p text:style-name="P11"><text:span text:style-name="T2">Description</text:span> = Déjà vu mais là il peut contenir l’effet, genre empoisonne durant 5 tours.</text:p>
      <text:p text:style-name="P11"><text:span text:style-name="T2">Stats</text:span> = Un peu spéciales elles sont sous la forme : Dégâts, Usure, Mains : </text:p>
      <text:p text:style-name="P11"><text:span text:style-name="T2">Dégâts</text:span> → Combien l’arme inflige de dégâts <text:span text:style-name="T17">BRUTES</text:span><text:span text:style-name="T16"> </text:span>à un ennemi</text:p>
      <text:p text:style-name="P11"><text:span text:style-name="T2">Usure</text:span> → Combien de fois peut on encore utiliser l’arme : chaque coup porté confère -1 à usure</text:p>
      <text:p text:style-name="P11"><text:span text:style-name="T2">Mains</text:span> → Le nombre de mains que prend l’arme...</text:p>
      <text:p text:style-name="P11"/>
      <text:p text:style-name="P7"><text:tab/>c) Les Armes : c’est comme les objets, du coup c’est chouette, voici les méthodes :</text:p>
      <text:p text:style-name="P5"><text:tab/><text:tab/>-<text:span text:style-name="T5">Créer une arme</text:span></text:p>
      <text:p text:style-name="P5"><text:tab/><text:tab/>-<text:span text:style-name="T12">V</text:span><text:span text:style-name="T5">oir les caractéristiques d’une arme</text:span></text:p>
      <text:p text:style-name="P5"/>
      <text:p text:style-name="P5"><text:tab/><text:span text:style-name="T13">Niveau utilisation ça nous donne : </text:span></text:p>
      <text:p text:style-name="P6"><text:tab/><text:tab/>-<text:span text:style-name="T5">Créer une arme</text:span><text:span text:style-name="T12"> : Comme toujours suffit de créer l’objet vu que tout est dans <text:tab/><text:tab/><text:tab/><text:tab/>l’__init__ donc on fait comme ça x = </text:span><text:span text:style-name="T9">Armes(nom,cout,description,stats)</text:span><text:span text:style-name="T12">.</text:span></text:p>
      <text:p text:style-name="P6"/>
      <text:p text:style-name="P6"><text:tab/><text:tab/>-<text:span text:style-name="T12">V</text:span><text:span text:style-name="T5">oir les caractéristiques d’une arme</text:span><text:span text:style-name="T12"> : comme d’hab, on utilise </text:span><text:span text:style-name="T9">show()</text:span><text:span text:style-name="T14">.</text:span></text:p>
      <text:p text:style-name="P18"/>
      <text:p text:style-name="P9"><text:span text:style-name="T9"><text:tab/></text:span>Alors c’est vrai que ça fait peu, mais comme cette classe hérite de Consommable, on peut <text:tab/>faire tout ce que l’on peut faire avec un consommable.</text:p>
      <text:p text:style-name="P9"/>
      <text:p text:style-name="P12">Et enfin, les monstres : </text:p>
      <text:p text:style-name="P12">Niveau caractéristique on a ça</text:p>
      <text:p text:style-name="P12">Nom = Son nom...</text:p>
      <text:p text:style-name="P12">Niveau = Son niveau...</text:p>
      <text:p text:style-name="P12">XP = Le drop d’xp donné par le monstre à la fin du combat</text:p>
      <text:p text:style-name="P12">Rareté = Ça influe directement sur le loot et les stats du monstres : plus il est rare plus il est fort</text:p>
      <text:p text:style-name="P9"><text:tab/><text:span text:style-name="T18">d) Les Monstres : ce que l’on peut faire :</text:span></text:p>
      <text:p text:style-name="P9"><text:tab/><text:tab/>-<text:span text:style-name="T18">Créer un monstre (j’explique même pas c’est pareil que les 3 dernières fois)</text:span></text:p>
      <text:p text:style-name="P9"><text:tab/><text:tab/>-<text:span text:style-name="T18">Lui donner des stats</text:span></text:p>
      <text:p text:style-name="P9"><text:tab/><text:tab/>- ‘<text:span text:style-name="T18">On ‘ peut lui donner une rareté</text:span></text:p>
      <text:p text:style-name="P9"><text:tab/><text:span text:style-name="T18">ça marche comme ça : </text:span></text:p>
      <text:p text:style-name="P10"><text:tab/><text:tab/>-<text:span text:style-name="T18">Lui donner des stats : On utilise def_stats(vie,force,agilité)</text:span></text:p>
      <text:p text:style-name="P10"><text:tab/><text:tab/>- ‘<text:span text:style-name="T18">On ‘ peut lui donner une rareté : je dis on parce que c’est pas vraiment nous, ça se passe lors de la création de l’instance (objet de la classe), ça rareté dépends de la fonction Raritas() qui fait des pourcentages enfait : </text:span></text:p>
      <text:p text:style-name="P12">Commun = 50 %</text:p>
      <text:p text:style-name="P9">R<text:span text:style-name="T18">are = 25 %</text:span></text:p>
      <text:p text:style-name="P12">Super Rare = 15 %</text:p>
      <text:p text:style-name="P12"><text:soft-page-break/>Légendaire = 10 %</text:p>
      <text:p text:style-name="P12">On peut changer depuis Raritas les stats si ça convient aps.</text:p>
      <text:p text:style-name="P12"/>
      <text:p text:style-name="P13">Voilà donc On en a finit pour la partie 1) Classes Perso,Monstres,Armes,Conso</text:p>
      <text:p text:style-name="P13">On passe à La 2 : La sauvegarde</text:p>
      <text:p text:style-name="P13"/>
      <text:p text:style-name="P13"/>
      <text:p text:style-name="P25"><text:span text:style-name="T20">FONCTION DE SAUVEGARDE</text:span></text:p>
      <text:p text:style-name="P13"><text:span text:style-name="T20"/></text:p>
      <text:p text:style-name="P19">Rassurez vous, cette partie est surtout technique et pas vraiment catalogue comme celle d’avant.</text:p>
      <text:p text:style-name="P19">Donc déjà je vais vous expliquer comment on sauvegarde, l’idée générale quoi : </text:p>
      <text:p text:style-name="P19">Premièrement il faut une destination, on va l’appeler desti. Et <text:span text:style-name="T21">desti</text:span>, ça contient une chaine de caractère qui mène à un répertoire. Dans ce répertoire, on va d’abord créer d’autres répertoires et des fichiers txt vides qui auront différents noms, ça c’est le travail de <text:span text:style-name="T21">userino(perso)</text:span><text:span text:style-name="T22">. <text:s/>Une fois qu’Userino a finit son taf elle renvoit le travail à ses copines (elle en a 3 : SaveStats, SaveInvent et SaveUser). </text:span></text:p>
      <text:p text:style-name="P20"><text:span text:style-name="T22">Explication superficielle : les différentes fonctions vont ensuites enregistrer des données dans les textes crées par userino, et renvoyer le travail à leur copine qui n’ont pas encore bossé. Et au bout d’un moment, tout est sauvegardé.<text:line-break/>Explication un peu plus poussée : <text:s/>On reprend ce que l’on vient de dire mais on se penche sur le travail en question. Pour sauvegarder on va ‘parser’ → on va mettre des caractères osef entre les choses importantes parce que quand on lit un fichier on a un BLOC de texte et si on veut seulement quelques éléments en particulier bah c’est la merde : il faut savoir quel élément on veut. Alors que si on parse, on peut split la chaine et récupérer une liste qui contient tout les éléments qu’on a rendu particuliers.</text:span></text:p>
      <text:p text:style-name="P20"><text:span text:style-name="T23">Exemple de texte parsé avec ‘ %’ : Bob%Pyromane%12</text:span></text:p>
      <text:p text:style-name="P20"><text:span text:style-name="T23">ce que l’on va faire c’est que l’on transformer ça en BLOC de texte et appliquer la méthode split des chaines de caractère qui va enlever un caractère et mettre sous liste tout les truc qui étaient entre…</text:span></text:p>
      <text:p text:style-name="P20"><text:span text:style-name="T23">Bob%Pyromane%12 → → → [‘Bob’,’Pyromane’,’12’]</text:span><text:span text:style-name="T22"><text:line-break/>Exemple : On veut enregistrer un nom, une adresse et un code postal dans un fichier, si on les enregistre sans parser ça </text:span><text:span text:style-name="T23">va donner ça :</text:span></text:p>
      <text:p text:style-name="P19"><text:span text:style-name="T23">«Petit64chemindesoliviers06000 »</text:span></text:p>
      <text:p text:style-name="P21"><text:span text:style-name="T22">On est d’accord que c’est de la merde</text:span></text:p>
      <text:p text:style-name="P21"><text:span text:style-name="T22">alors que ça </text:span></text:p>
      <text:p text:style-name="P21"><text:span text:style-name="T22">L = [‘Petit’,’chemindesoliviers’,’0600’]</text:span></text:p>
      <text:p text:style-name="P21"><text:span text:style-name="T22">C’est beaucoup plus utilisable.</text:span></text:p>
      <text:p text:style-name="P21"><text:span text:style-name="T22">Mais l’adresse est pas super bien écrite. C’est pour ça qu’on utilise plusieurs fichiers parce que comme ça on peut faire ça :</text:span></text:p>
      <text:p text:style-name="P21"><text:span text:style-name="T22">Lnom = [‘Petit’,’chemindesoliviers’,’0600’]</text:span></text:p>
      <text:p text:style-name="P21"><text:span text:style-name="T22">Ladresse = [’chemin’,’des’,’oliviers’]</text:span></text:p>
      <text:p text:style-name="P21"><text:span text:style-name="T22">Lcodepostal = [’0600’]</text:span></text:p>
      <text:p text:style-name="P21"><text:span text:style-name="T22">Et ça c’est beaucoup beaucoup plus lisible.</text:span></text:p>
      <text:p text:style-name="P21"><text:span text:style-name="T22">Et dans notre cas ça donne </text:span><text:span text:style-name="T24">ça permet d’enregistrer l’inventaire, les stats, et le perso en lui même. </text:span></text:p>
      <text:p text:style-name="P22"><text:span text:style-name="T24">L’</text:span><text:span text:style-name="T22">inventaire c’est un peu spécial, vu que les consommables et les armes sont des objets un peu spéciaux il a fallut parser 2 fois, c’est pour qu’il y’a la méthode specialshow().</text:span></text:p>
      <text:p text:style-name="P21"><text:span text:style-name="T22">Ah et dernière précision les chiffres seront des caractères c’est pour ça que des fois y’a des trucs genre int(L[0]) dans le code. Voilà.</text:span></text:p>
      <text:p text:style-name="P21"><text:span text:style-name="T22"/></text:p>
      <text:p text:style-name="P26"><text:span text:style-name="T20">Les Fonctions de chargement.</text:span></text:p>
      <text:p text:style-name="P22">C’est très facile à immaginer c’est comme les jeux pour bébé, tu donne un carré à la machine, et tu lui dis ‘ça, c’est un carré’ et là machine elle va le placer dans le trou en forme de carré.</text:p>
      <text:p text:style-name="P22"><text:soft-page-break/>Voilà j’ai tout dis. Vraiment tout. Si ce n’est que là on a pas seulement un carré et un triangle mais des stats, un inventaire et tout ça.</text:p>
      <text:p text:style-name="P22">Aussi, on ne sauvegarde pas l’inventaire, mais on le réajoute à chaques fois : on enregistre les items et le nombre de fois où ils sont présents dans l’inventaire et au chargement on fait perso.addToInventory(item,nombre) pour chaque item.</text:p>
      <text:p text:style-name="P22">Ça a été très chiant à faire mais c’est pas très compliqué à comprendre x)</text:p>
      <text:p text:style-name="P22"/>
      <text:p text:style-name="P27">Les fonctions menu</text:p>
      <text:p text:style-name="P28">C’est pas encore fait, mais ça permettra de consulter les stats du perso, son inventaire ou ce genre de bails (ou aussi d’aller voir le marchand)</text:p>
      <text:p text:style-name="P28"/>
      <text:p text:style-name="P27">Concernant le mode AVENTURE</text:p>
      <text:p text:style-name="P28">Ça vient d’être crée et ça va utiliser tout ce qui a été vu précedemment pour organiser le jeu. En gros, cette fonction c’est le jeu en lui même, le reste c’est ce sur quoi il se base.</text:p>
      <text:p text:style-name="P28">L’idée c’est d’organiser le jeu de sorte à ce que le joueur ait des choix et n’ait rien à taper dans la consoles qui pourrait péter le jeu, genre il peut pas changer ses stats quoi. Les seuls moments dans lesquels il aura accès à la console ce sera à travers des inputs, donc pas de danger niveau cheats ^^</text:p>
      <text:p text:style-name="P9"/>
      <text:p text:style-name="P9"/>
      <text:p text:style-name="P9"/>
      <text:p text:style-name="P9"/>
      <text:p text:style-name="P29">TRUCS QU’ON A FAITS : </text:p>
      <text:p text:style-name="P29">-Définir les classes de : </text:p>
      <text:p text:style-name="P29"><text:tab/>-Perso</text:p>
      <text:p text:style-name="P29"><text:tab/>-Monstres</text:p>
      <text:p text:style-name="P29"><text:tab/>-Consommables</text:p>
      <text:p text:style-name="P9"><text:tab/>-<text:span text:style-name="T25">Armes</text:span></text:p>
      <text:p text:style-name="P9">-<text:span text:style-name="T25">Un système de sauvegarde opérationnel</text:span></text:p>
      <text:p text:style-name="P31">-<text:span text:style-name="T25">Un système de chargement opérationnel</text:span></text:p>
      <text:p text:style-name="P29">Ça semble pas beaucoup mais c’est vraiment gros et ça permet d’avancer directement vers la partie la plus intéressante : LE JEU ahah</text:p>
      <text:p text:style-name="P29"/>
      <text:p text:style-name="P29">Et pour donner un peu de challenge ou de travail, voilà tout ce qui est encore à faire.</text:p>
      <text:p text:style-name="P11">CHEKLIST DES TRUCS À FAIRE ET QUI SONT PAS ENCORE FAITS (sans ordre de priorité)</text:p>
      <text:list xml:id="list782007549" text:style-name="L1">
        <text:list-item>
          <text:p text:style-name="P23">Des équipements, style bouclier, plastron etc.… donc créer des parties du corps sur le perso</text:p>
        </text:list-item>
        <text:list-item>
          <text:p text:style-name="P23">La partie Pvp</text:p>
        </text:list-item>
        <text:list-item>
          <text:p text:style-name="P23">La partie Du Marchand → vente et revente</text:p>
        </text:list-item>
        <text:list-item>
          <text:p text:style-name="P23">UNE HISTOIRE, IL FAUT UNE HISTOIRE, UNE TRAME SCENARISTIQUE DIGNE D’HOLLYWOOD</text:p>
        </text:list-item>
        <text:list-item>
          <text:p text:style-name="P23">La partie succès et donc les défis aux joueurs</text:p>
        </text:list-item>
        <text:list-item>
          <text:p text:style-name="P23">Des easter eggs </text:p>
        </text:list-item>
        <text:list-item>
          <text:p text:style-name="P23">Un mode combat structuré : on progresse dans le donjon et au bout d’un moment on tombe contre un boss</text:p>
        </text:list-item>
        <text:list-item>
          <text:p text:style-name="P23">Créer des boss (ce sera une classe qui sera un croisement entre monstre et perso)</text:p>
        </text:list-item>
        <text:list-item>
          <text:p text:style-name="P23">Créer des items de rareté différente, pour pouvoir être lootés.</text:p>
          <text:p text:style-name="P2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15:48:33.965125785</meta:creation-date>
    <dc:date>2017-12-18T17:57:38.505835570</dc:date>
    <meta:editing-duration>PT10M34S</meta:editing-duration>
    <meta:editing-cycles>3</meta:editing-cycles>
    <meta:generator>LibreOffice/5.4.1.2$Linux_X86_64 LibreOffice_project/40m0$Build-2</meta:generator>
    <meta:document-statistic meta:table-count="0" meta:image-count="0" meta:object-count="0" meta:page-count="5" meta:paragraph-count="151" meta:word-count="2161" meta:character-count="12228" meta:non-whitespace-character-count="10026"/>
  </office:meta>
</office:document-meta>
</file>